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558ed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953735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c00000" draw:stroke-linejoin="round" draw:fill="solid" draw:fill-color="#ff0000" draw:opacity="14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solid" svg:stroke-width="0.071cm" svg:stroke-color="#990000" draw:stroke-linejoin="round" draw:fill="none" draw:fill-color="#9900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71cm" svg:stroke-color="#c00000" draw:stroke-linejoin="round" draw:fill="solid" draw:fill-color="#ff0000" draw:opacity="17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99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dash" draw:stroke-dash="Dashed_20__28_var_29__20_4" svg:stroke-width="0.026cm" svg:stroke-color="#ff0000" draw:marker-end="msArrowOpenEnd_20_5" draw:marker-end-width="0.315cm" draw:marker-end-center="false" draw:stroke-linejoin="round" draw:fill="none" draw:textarea-vertical-align="top" draw:auto-grow-height="false" fo:min-height="0.794cm" fo:min-width="2.8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2" svg:stroke-width="0.026cm" svg:stroke-color="#ff0000" draw:marker-end="Arrow" draw:marker-end-width="0.203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1cm" svg:stroke-color="#4f622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3a5f8b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dash" draw:stroke-dash="Dashed_20__28_var_29__20_5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6" svg:stroke-width="0.044cm" svg:stroke-color="#ff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ff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4" svg:stroke-width="0.026cm" svg:stroke-color="#ff0000" draw:marker-end="msArrowOpenEnd_20_5" draw:marker-end-width="0.31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632523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dash" draw:stroke-dash="Dashed_20__28_var_29__20_7" svg:stroke-width="0.071cm" svg:stroke-color="#00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1.884cm" fo:min-width="0.314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fo:min-height="0.762cm" fo:min-width="2.034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dash" draw:stroke-dash="Dashed_20__28_var_29__20_7" svg:stroke-width="0.071cm" svg:stroke-color="#000000" draw:stroke-linejoin="round" draw:fill="none" draw:textarea-vertical-align="top" draw:auto-grow-height="false" fo:min-height="1.994cm" fo:min-width="0.314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0.762cm" fo:min-width="1.893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dash" draw:stroke-dash="Dashed_20__28_var_29__20_8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2.897cm" fo:min-width="0.517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8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2.479cm" fo:min-width="4.129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8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2.408cm" fo:min-width="1.278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dash" draw:stroke-dash="Dashed_20__28_var_29__20_8" svg:stroke-width="0.071cm" svg:stroke-color="#000000" draw:marker-end="msArrowOpenEnd_20_5" draw:marker-end-width="0.319cm" draw:marker-end-center="false" draw:stroke-linejoin="round" draw:fill="none" draw:textarea-vertical-align="top" draw:auto-grow-height="false" fo:min-height="3.085cm" fo:min-width="3.302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92d05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7" svg:stroke-width="0.071cm" svg:stroke-color="#ff0000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dash" draw:stroke-dash="Dashed_20__28_var_29__20_8" svg:stroke-width="0.071cm" svg:stroke-color="#ff0000" draw:marker-end="msArrowOpenEnd_20_5" draw:marker-end-width="0.319cm" draw:marker-end-center="false" draw:stroke-linejoin="round" draw:fill="none" draw:textarea-vertical-align="top" draw:auto-grow-height="false" fo:min-height="1.972cm" fo:min-width="0.37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dash" draw:stroke-dash="Dashed_20__28_var_29__20_8" svg:stroke-width="0.071cm" svg:stroke-color="#ff0000" draw:marker-end="msArrowOpenEnd_20_5" draw:marker-end-width="0.319cm" draw:marker-end-center="false" draw:stroke-linejoin="round" draw:fill="none" draw:textarea-vertical-align="top" draw:auto-grow-height="false" fo:min-height="2.83cm" fo:min-width="1.409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dash" draw:stroke-dash="Dashed_20__28_var_29__20_8" svg:stroke-width="0.071cm" svg:stroke-color="#ff0000" draw:marker-end="msArrowOpenEnd_20_5" draw:marker-end-width="0.319cm" draw:marker-end-center="false" draw:stroke-linejoin="round" draw:fill="none" draw:textarea-vertical-align="top" draw:auto-grow-height="false" fo:min-height="2.635cm" fo:min-width="4.268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dash" draw:stroke-dash="Dashed_20__28_var_29__20_8" svg:stroke-width="0.071cm" svg:stroke-color="#ff0000" draw:marker-end="msArrowOpenEnd_20_5" draw:marker-end-width="0.319cm" draw:marker-end-center="false" draw:stroke-linejoin="round" draw:fill="none" draw:textarea-vertical-align="top" draw:auto-grow-height="false" fo:min-height="2.438cm" fo:min-width="5.96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632523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2" svg:stroke-width="0cm" svg:stroke-color="#990000" draw:marker-end="Arrow" draw:marker-end-width="0.21cm" draw:marker-end-center="false" draw:fill="none" draw:textarea-vertical-align="top" draw:auto-grow-height="false" fo:min-height="0.505cm" fo:min-width="13.711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dash" draw:stroke-dash="Dashed_20__28_var_29_2" svg:stroke-width="0cm" svg:stroke-color="#990000" draw:marker-end="Arrow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dash" draw:stroke-dash="Dashed_20__28_var_29_2" svg:stroke-width="0cm" svg:stroke-color="#990000" draw:marker-end="Arrow" draw:marker-end-width="0.21cm" draw:marker-end-center="false" draw:fill="none" draw:textarea-vertical-align="top" draw:auto-grow-height="false" fo:min-height="0.791cm" fo:min-width="9.368cm" fo:padding-top="0.125cm" fo:padding-bottom="0.125cm" fo:padding-left="0.25cm" fo:padding-right="0.25cm" fo:wrap-option="wrap"/>
    </style:style>
    <style:style style:name="gr38" style:family="graphic" style:parent-style-name="objectwithoutfill">
      <style:graphic-properties svg:stroke-color="#000000" draw:marker-end="Arrow" draw:marker-end-width="0.203cm" draw:fill="none" draw:textarea-vertical-align="middle"/>
    </style:style>
    <style:style style:name="gr39" style:family="graphic" style:parent-style-name="standard">
      <style:graphic-properties draw:stroke="dash" draw:stroke-dash="Dashed_20__28_var_29__20_5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2.456cm" fo:min-width="2.127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solid" svg:stroke-width="0.071cm" svg:stroke-color="#92d050" draw:stroke-linejoin="round" draw:fill="solid" draw:fill-color="#ffffff" draw:textarea-vertical-align="middle" draw:auto-grow-height="false" draw:fit-to-size="false" fo:min-height="0.523cm" fo:min-width="0.785cm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solid" svg:stroke-width="0.071cm" svg:stroke-color="#92d050" draw:stroke-linejoin="round" draw:fill="solid" draw:fill-color="#ffffff" draw:textarea-vertical-align="middle" draw:auto-grow-height="false" draw:fit-to-size="false" fo:min-height="0.421cm" fo:min-width="0.624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solid" svg:stroke-width="0.071cm" svg:stroke-color="#92d050" draw:stroke-linejoin="round" draw:fill="solid" draw:fill-color="#ffffff" draw:textarea-vertical-align="middle" draw:auto-grow-height="false" draw:fit-to-size="false" fo:min-height="0.776cm" fo:min-width="1.164cm" fo:padding-top="0.125cm" fo:padding-bottom="0.125cm" fo:padding-left="0.25cm" fo:padding-right="0.25cm" fo:wrap-option="wrap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0000" draw:opacity="14%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990000"/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0000" draw:opacity="17%"/>
      <style:paragraph-properties fo:text-align="start" style:font-independent-line-spacing="true"/>
      <style:text-properties fo:font-size="18pt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DejaVu Sans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0.5pt" fo:letter-spacing="normal" fo:font-style="normal" style:text-underline-style="none" fo:font-weight="bold" style:font-name-asian="DejaVu Sans" style:font-size-asian="10.5pt" style:font-style-asian="normal" style:font-weight-asian="bold" style:font-name-complex="DejaVu Sans" style:font-size-complex="10.5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DejaVu Sans" style:font-size-asian="9pt" style:font-style-asian="normal" style:font-weight-asian="bold" style:font-name-complex="DejaVu Sans" style:font-size-complex="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name-asian="DejaVu Sans" style:font-size-asian="7pt" style:font-style-asian="normal" style:font-weight-asian="normal" style:font-name-complex="DejaVu Sans" style:font-size-complex="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1" draw:layer="layout" svg:width="23.462cm" svg:height="6.936cm" svg:x="0.767cm" svg:y="1.15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1" draw:layer="layout" svg:width="23.2cm" svg:height="8.201cm" svg:x="0.899cm" svg:y="8.6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3" draw:text-style-name="P3" xml:id="id8" draw:id="id8" draw:layer="layout" svg:width="3.197cm" svg:height="1.797cm" svg:x="1.778cm" svg:y="3.784cm">
          <text:p text:style-name="P2"><text:span text:style-name="T1">PROkaryot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4" draw:text-style-name="P5" xml:id="id10" draw:id="id10" draw:layer="layout" svg:width="1.997cm" svg:height="0.997cm" svg:x="5.811cm" svg:y="5.821cm">
          <text:p text:style-name="P4"><text:span text:style-name="T2">P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7" draw:layer="layout" svg:width="2.986cm" svg:height="0.756cm" svg:x="-0.132cm" svg:y="0.124cm">
          <text:p text:style-name="P6"><text:span text:style-name="T3">Water Colum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7" draw:layer="layout" svg:width="1.945cm" svg:height="0.756cm" svg:x="-0.125cm" svg:y="8.144cm">
          <text:p text:style-name="P6"><text:span text:style-name="T3">Botto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8" xml:id="id12" draw:id="id12" draw:layer="layout" svg:width="3.197cm" svg:height="1.797cm" svg:x="7.148cm" svg:y="13.444cm">
          <text:p text:style-name="P2"><text:span text:style-name="T4">S</text:span><text:span text:style-name="T1">oft </text:span><text:span text:style-name="T4">S</text:span><text:span text:style-name="T1">ediment</text:span></text:p>
          <text:p text:style-name="P2"><text:span text:style-name="T4">PRO</text:span><text:span text:style-name="T1">karyote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7" draw:text-style-name="P1" draw:layer="layout" svg:width="1.997cm" svg:height="0.997cm" svg:x="3.017cm" svg:y="9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7" draw:layer="layout" svg:width="1.877cm" svg:height="1.011cm" svg:x="3.19cm" svg:y="9.497cm">
          <text:p text:style-name="P6"><text:span text:style-name="T2">P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8" draw:text-style-name="P1" xml:id="id14" draw:id="id14" draw:layer="layout" svg:width="3.013cm" svg:height="1.758cm" svg:x="2.163cm" svg:y="13.5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5" draw:text-style-name="P7" draw:layer="layout" svg:width="1.509cm" svg:height="1.011cm" svg:x="2.934cm" svg:y="13.949cm">
          <text:p text:style-name="P6"><text:span text:style-name="T5">D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1" draw:layer="layout" svg:width="3.302cm" svg:height="1.044cm" svg:x="6.604cm" svg:y="10.7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6" draw:style-name="gr10" draw:text-style-name="P1" draw:layer="layout" svg:width="1.266cm" svg:height="0.001cm" svg:x="7.849cm" svg:y="2.91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9" draw:style-name="gr11" draw:text-style-name="P1" draw:layer="layout" svg:width="7.798cm" svg:height="2.793cm" svg:x="9.12cm" svg:y="1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2" draw:text-style-name="P1" draw:layer="layout" svg:width="1.997cm" svg:height="0.997cm" svg:x="5.811cm" svg:y="2.4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7" xml:id="id9" draw:id="id9" draw:layer="layout" svg:width="1.911cm" svg:height="1.011cm" svg:x="5.925cm" svg:y="2.402cm">
          <text:p text:style-name="P6"><text:span text:style-name="T2">D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" draw:text-style-name="P9" xml:id="id7" draw:id="id7" draw:layer="layout" svg:width="2.397cm" svg:height="3.397cm" svg:x="20.821cm" svg:y="3.677cm">
          <text:p text:style-name="P2"><text:span text:style-name="T6">Fish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4" draw:style-name="gr14" draw:text-style-name="P1" draw:layer="layout" svg:width="0.343cm" svg:height="3.054cm" svg:x="3.664cm" svg:y="10.52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14" draw:text-style-name="P1" draw:layer="layout" svg:width="3.215cm" svg:height="0.082cm" svg:x="5.074cm" svg:y="9.9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4" draw:text-style-name="P1" draw:layer="layout" svg:width="9.452cm" svg:height="0.387cm" svg:x="5.178cm" svg:y="9.92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15" draw:text-style-name="P1" draw:layer="layout" svg:width="4.391cm" svg:height="2.917cm" svg:x="3.947cm" svg:y="10.5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0" draw:style-name="gr16" draw:text-style-name="P9" draw:layer="layout" svg:width="1.997cm" svg:height="0.997cm" svg:x="5.862cm" svg:y="11.779cm">
          <text:p text:style-name="P6"><text:span text:style-name="T2">DO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7" draw:text-style-name="P1" draw:layer="layout" svg:width="7.63cm" svg:height="1.76cm" svg:x="7.874cm" svg:y="10.52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4" draw:style-name="gr18" draw:text-style-name="P7" xml:id="id16" draw:id="id16" draw:layer="layout" svg:width="2.271cm" svg:height="2.03cm" svg:x="11.28cm" svg:y="12.895cm">
          <text:p text:style-name="P2"><text:span text:style-name="T7">De</text:span><text:span text:style-name="T8">posit Feed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1" draw:style-name="gr19" draw:text-style-name="P7" draw:layer="layout" svg:width="3.976cm" svg:height="1.172cm" svg:x="17.36cm" svg:y="17.37cm">
          <text:p text:style-name="P2"><text:span text:style-name="T9">Carbonate skeleton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2" draw:style-name="gr8" draw:text-style-name="P1" draw:layer="layout" svg:width="1.627cm" svg:height="2.54cm" draw:transform="rotate (-1.5707963267949) translate (0.395cm 12.724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3" draw:style-name="gr5" draw:text-style-name="P7" draw:layer="layout" svg:width="2.533cm" svg:height="1.011cm" svg:x="-1.98cm" svg:y="13.012cm">
          <text:p text:style-name="P6"><text:span text:style-name="T5">EX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44" draw:style-name="gr20" draw:text-style-name="P1" draw:layer="layout" svg:width="1.627cm" svg:height="2.54cm" draw:transform="rotate (1.5707963267949) translate (25.182cm 7.665cm)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45" draw:style-name="gr21" draw:text-style-name="P10" draw:layer="layout" svg:width="2.533cm" svg:height="1.011cm" svg:x="25.115cm" svg:y="6.322cm">
            <text:p text:style-name="P6"><text:span text:style-name="T5">EX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custom-shape draw:name="CustomShape 46" draw:style-name="gr22" draw:text-style-name="P1" draw:layer="layout" svg:width="1.627cm" svg:height="2.65cm" svg:x="18.326cm" svg:y="18.964cm">
            <text:p/>
  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name="CustomShape 47" draw:style-name="gr23" draw:text-style-name="P10" draw:layer="layout" svg:width="2.392cm" svg:height="1.011cm" draw:transform="rotate (-1.5707963267949) translate (19.579cm 18.893cm)">
            <text:p text:style-name="P6"><text:span text:style-name="T5">BURI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ustomShape 48" draw:style-name="gr24" draw:text-style-name="P1" draw:layer="layout" svg:width="1.016cm" svg:height="3.146cm" svg:x="18.288cm" svg:y="14.22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9" draw:style-name="gr25" draw:text-style-name="P1" draw:layer="layout" svg:width="4.628cm" svg:height="2.728cm" svg:x="13.66cm" svg:y="14.64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0" draw:style-name="gr26" draw:text-style-name="P1" draw:layer="layout" svg:width="1.778cm" svg:height="2.658cm" svg:x="19.812cm" svg:y="14.79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2" draw:style-name="gr27" draw:text-style-name="P1" draw:layer="layout" svg:width="3.801cm" svg:height="3.334cm" svg:x="14.995cm" svg:y="14.0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3" draw:style-name="gr28" draw:text-style-name="P9" xml:id="id20" draw:id="id20" draw:layer="layout" svg:width="7.898cm" svg:height="1.797cm" svg:x="14.635cm" svg:y="9.025cm">
          <text:p text:style-name="P2"><text:span text:style-name="T6">MA</text:span><text:span text:style-name="T2">cro</text:span><text:span text:style-name="T6">A</text:span><text:span text:style-name="T2">lga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2" draw:style-name="gr29" draw:text-style-name="P7" xml:id="id13" draw:id="id13" draw:layer="layout" svg:width="3.976cm" svg:height="1.172cm" svg:x="10.51cm" svg:y="17.15cm">
          <text:p text:style-name="P2"><text:span text:style-name="T9">Decaying animal matt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3" draw:style-name="gr30" draw:text-style-name="P1" draw:layer="layout" svg:width="0.871cm" svg:height="2.222cm" svg:x="11.681cm" svg:y="14.92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4" draw:style-name="gr31" draw:text-style-name="P1" draw:layer="layout" svg:width="1.909cm" svg:height="3.08cm" svg:x="12.766cm" svg:y="13.96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5" draw:style-name="gr32" draw:text-style-name="P1" draw:layer="layout" svg:width="4.768cm" svg:height="2.885cm" svg:x="13.208cm" svg:y="14.26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33" draw:text-style-name="P1" draw:layer="layout" svg:width="6.46cm" svg:height="2.688cm" svg:x="14.114cm" svg:y="14.4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34" draw:text-style-name="P9" xml:id="id19" draw:id="id19" draw:layer="layout" svg:width="2.448cm" svg:height="2.598cm" svg:x="20.574cm" svg:y="12.192cm">
          <text:p text:style-name="P2"><text:span text:style-name="T10">SCA</text:span><text:span text:style-name="T11">vengers</text:span><text:span text:style-name="T10">/OPP</text:span><text:span text:style-name="T11">ortunistic</text:span></text:p>
          <text:p text:style-name="P2"><text:span text:style-name="T10">Pre</text:span><text:span text:style-name="T11">dato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1" draw:style-name="gr28" draw:text-style-name="P9" xml:id="id15" draw:id="id15" draw:layer="layout" svg:width="5.129cm" svg:height="1.797cm" svg:x="8.278cm" svg:y="9.025cm">
          <text:p text:style-name="P6"><text:span text:style-name="T12">M</text:span><text:span text:style-name="T13">icro</text:span><text:span text:style-name="T12">P</text:span><text:span text:style-name="T13">hyto</text:span><text:span text:style-name="T12">B</text:span><text:span text:style-name="T13">entho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Line 86" draw:style-name="gr35" draw:text-style-name="P1" draw:layer="layout" svg:width="14.211cm" svg:height="0.755cm" svg:x="7.803cm" svg:y="6.3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ustomShape 87" draw:style-name="gr13" draw:text-style-name="P9" xml:id="id6" draw:id="id6" draw:layer="layout" svg:width="2.135cm" svg:height="1.905cm" svg:x="17.676cm" svg:y="3.93cm">
          <text:p text:style-name="P2"><text:span text:style-name="T14">Crust ZO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8" draw:style-name="gr13" draw:text-style-name="P9" xml:id="id11" draw:id="id11" draw:layer="layout" svg:width="1.797cm" svg:height="1.697cm" svg:x="16.744cm" svg:y="6.21cm">
          <text:p text:style-name="P2"><text:span text:style-name="T14">G</text:span><text:span text:style-name="T15">el </text:span></text:p>
          <text:p text:style-name="P2"><text:span text:style-name="T14">ZO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Line 91" draw:style-name="gr36" draw:text-style-name="P1" draw:layer="layout" svg:width="9.833cm" svg:height="1.65cm" svg:x="7.803cm" svg:y="6.31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Line 92" draw:style-name="gr37" draw:text-style-name="P1" draw:layer="layout" svg:width="9.868cm" svg:height="1.041cm" svg:x="7.808cm" svg:y="5.169cm">
          <text:p/>
          <draw:enhanced-geometry draw:mirror-horizontal="true" draw:mirror-vertical="false" svg:viewBox="0 0 21600 21600" draw:type="mso-spt32" draw:enhanced-path="M 0 0 L 21600 21600 N"/>
        </draw:custom-shape>
        <draw:connector draw:style-name="gr38" draw:text-style-name="P11" draw:layer="layout" draw:type="line" svg:x1="12.553cm" svg:y1="3.254cm" svg:x2="11.227cm" svg:y2="5.074cm" draw:start-shape="id1" draw:start-glue-point="2" draw:end-shape="id2" draw:end-glue-point="0" svg:d="M12553 3254l-1326 1820" svg:viewBox="0 0 1327 1821">
          <text:p/>
        </draw:connector>
        <draw:connector draw:style-name="gr38" draw:text-style-name="P11" draw:layer="layout" draw:type="line" svg:x1="10.465cm" svg:y1="3.183cm" svg:x2="11.227cm" svg:y2="5.074cm" draw:start-shape="id3" draw:start-glue-point="2" draw:end-shape="id2" draw:end-glue-point="0" svg:d="M10465 3183l762 1891" svg:viewBox="0 0 763 1892">
          <text:p/>
        </draw:connector>
        <draw:connector draw:style-name="gr38" draw:text-style-name="P11" draw:layer="layout" draw:type="line" svg:x1="15.146cm" svg:y1="3.433cm" svg:x2="15.037cm" svg:y2="5.169cm" draw:start-shape="id4" draw:end-shape="id5" draw:end-glue-point="0" svg:d="M15146 3433l-109 1736" svg:viewBox="0 0 110 1737">
          <text:p/>
        </draw:connector>
        <draw:connector draw:style-name="gr38" draw:text-style-name="P11" draw:layer="layout" draw:type="line" svg:x1="12.295cm" svg:y1="6.026cm" svg:x2="13.97cm" svg:y2="6.121cm" draw:start-shape="id2" draw:start-glue-point="1" draw:end-shape="id5" draw:end-glue-point="3" svg:d="M12295 6026l1675 95" svg:viewBox="0 0 1676 96">
          <text:p/>
        </draw:connector>
        <draw:custom-shape draw:name="CustomShape 90" draw:style-name="gr13" draw:text-style-name="P9" xml:id="id2" draw:id="id2" draw:layer="layout" svg:width="2.135cm" svg:height="1.905cm" svg:x="10.16cm" svg:y="5.074cm">
          <text:p text:style-name="P2"><text:span text:style-name="T14">Micro ZO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89" draw:style-name="gr13" draw:text-style-name="P9" xml:id="id5" draw:id="id5" draw:layer="layout" svg:width="2.135cm" svg:height="1.905cm" svg:x="13.97cm" svg:y="5.169cm">
          <text:p text:style-name="P2"><text:span text:style-name="T14">Meso ZO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38" draw:text-style-name="P11" draw:layer="layout" draw:type="line" svg:x1="19.811cm" svg:y1="4.882cm" svg:x2="20.821cm" svg:y2="5.375cm" draw:start-shape="id6" draw:start-glue-point="1" draw:end-shape="id7" svg:d="M19811 4882l1010 493" svg:viewBox="0 0 1011 494">
          <text:p/>
        </draw:connector>
        <draw:custom-shape draw:name="CustomShape 24" draw:style-name="gr39" draw:text-style-name="P1" draw:layer="layout" svg:width="2.627cm" svg:height="2.706cm" svg:x="4.061cm" svg:y="6.81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40" draw:text-style-name="P12" xml:id="id1" draw:id="id1" draw:layer="layout" svg:width="1.817cm" svg:height="1.091cm" svg:x="11.645cm" svg:y="2.163cm">
          <text:p text:style-name="P6"><text:span text:style-name="T13">NP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41" draw:text-style-name="P12" xml:id="id3" draw:id="id3" draw:layer="layout" svg:width="1.588cm" svg:height="0.949cm" svg:x="9.671cm" svg:y="2.234cm">
          <text:p text:style-name="P6"><text:span text:style-name="T16">PP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42" draw:text-style-name="P12" xml:id="id4" draw:id="id4" draw:layer="layout" svg:width="2.352cm" svg:height="1.45cm" svg:x="13.97cm" svg:y="1.983cm">
          <text:p text:style-name="P6"><text:span text:style-name="T15">MPP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8" draw:text-style-name="P11" draw:layer="layout" draw:type="line" svg:x1="3.376cm" svg:y1="3.784cm" svg:x2="5.925cm" svg:y2="2.907cm" draw:start-shape="id8" draw:start-glue-point="0" draw:end-shape="id9" draw:end-glue-point="3" svg:d="M3376 3784l2549-877" svg:viewBox="0 0 2550 878">
          <text:p/>
        </draw:connector>
        <draw:connector draw:style-name="gr38" draw:text-style-name="P11" draw:layer="layout" draw:type="line" svg:x1="3.376cm" svg:y1="5.581cm" svg:x2="5.811cm" svg:y2="6.319cm" draw:start-shape="id8" draw:start-glue-point="2" draw:end-shape="id10" svg:d="M3376 5581l2435 738" svg:viewBox="0 0 2436 739">
          <text:p/>
        </draw:connector>
        <draw:connector draw:style-name="gr38" draw:text-style-name="P11" draw:layer="layout" draw:type="line" svg:x1="16.105cm" svg:y1="6.121cm" svg:x2="17.676cm" svg:y2="4.882cm" draw:start-shape="id5" draw:start-glue-point="1" draw:end-shape="id6" draw:end-glue-point="3" svg:d="M16105 6121l1571-1239" svg:viewBox="0 0 1572 1240">
          <text:p/>
        </draw:connector>
        <draw:connector draw:style-name="gr38" draw:text-style-name="P11" draw:layer="layout" draw:type="line" svg:x1="16.105cm" svg:y1="6.121cm" svg:x2="16.744cm" svg:y2="7.058cm" draw:start-shape="id5" draw:start-glue-point="1" draw:end-shape="id11" draw:end-glue-point="3" svg:d="M16105 6121l639 937" svg:viewBox="0 0 640 938">
          <text:p/>
        </draw:connector>
        <draw:connector draw:style-name="gr38" draw:text-style-name="P11" draw:layer="layout" draw:type="line" svg:x1="8.746cm" svg:y1="15.241cm" svg:x2="10.51cm" svg:y2="17.736cm" draw:start-shape="id12" draw:start-glue-point="2" draw:end-shape="id13" draw:end-glue-point="3" svg:d="M8746 15241l1764 2495" svg:viewBox="0 0 1765 2496">
          <text:p/>
        </draw:connector>
        <draw:connector draw:style-name="gr38" draw:text-style-name="P11" draw:layer="layout" draw:type="line" svg:x1="7.148cm" svg:y1="14.342cm" svg:x2="5.176cm" svg:y2="14.46cm" draw:start-shape="id12" draw:start-glue-point="3" draw:end-shape="id14" draw:end-glue-point="1" svg:d="M7148 14342l-1972 118" svg:viewBox="0 0 1973 119">
          <text:p/>
        </draw:connector>
        <draw:line draw:style-name="gr43" draw:text-style-name="P11" draw:layer="layout" svg:x1="10.345cm" svg:y1="14.224cm" svg:x2="11.28cm" svg:y2="13.97cm">
          <text:p/>
        </draw:line>
        <draw:connector draw:style-name="gr38" draw:text-style-name="P11" draw:layer="layout" draw:type="line" svg:x1="10.842cm" svg:y1="10.822cm" svg:x2="12.415cm" svg:y2="12.895cm" draw:start-shape="id15" draw:start-glue-point="2" draw:end-shape="id16" draw:end-glue-point="0" svg:d="M10842 10822l1573 2073" svg:viewBox="0 0 1574 2074">
          <text:p/>
        </draw:connector>
        <draw:connector draw:style-name="gr38" draw:text-style-name="P11" draw:layer="layout" draw:type="line" svg:x1="10.842cm" svg:y1="10.822cm" svg:x2="15.339cm" svg:y2="12.389cm" draw:start-shape="id15" draw:start-glue-point="2" draw:end-shape="id17" svg:d="M10842 10822l4497 1567" svg:viewBox="0 0 4498 1568">
          <text:p/>
        </draw:connector>
        <draw:connector draw:style-name="gr38" draw:text-style-name="P11" draw:layer="layout" draw:type="line" svg:x1="10.842cm" svg:y1="10.822cm" svg:x2="18.672cm" svg:y2="12.06cm" draw:start-shape="id15" draw:start-glue-point="2" draw:end-shape="id18" draw:end-glue-point="0" svg:d="M10842 10822l7830 1238" svg:viewBox="0 0 7831 1239">
          <text:p/>
        </draw:connector>
        <draw:connector draw:style-name="gr38" draw:text-style-name="P11" draw:layer="layout" draw:type="line" svg:x1="14.486cm" svg:y1="17.736cm" svg:x2="21.798cm" svg:y2="14.79cm" draw:start-shape="id13" draw:start-glue-point="1" draw:end-shape="id19" draw:end-glue-point="2" svg:d="M14486 17736l7312-2946" svg:viewBox="0 0 7313 2947">
          <text:p/>
        </draw:connector>
        <draw:connector draw:style-name="gr38" draw:text-style-name="P11" draw:layer="layout" draw:type="line" svg:x1="18.584cm" svg:y1="9.025cm" svg:x2="22.019cm" svg:y2="7.074cm" draw:start-shape="id20" draw:start-glue-point="0" draw:end-shape="id7" draw:end-glue-point="2" svg:d="M18584 9025l3435-1951" svg:viewBox="0 0 3436 1952">
          <text:p/>
        </draw:connector>
        <draw:connector draw:style-name="gr38" draw:text-style-name="P11" draw:layer="layout" draw:type="line" svg:x1="18.584cm" svg:y1="10.822cm" svg:x2="15.339cm" svg:y2="12.389cm" draw:start-shape="id20" draw:start-glue-point="2" draw:end-shape="id17" draw:end-glue-point="0" svg:d="M18584 10822l-3245 1567" svg:viewBox="0 0 3246 1568">
          <text:p/>
        </draw:connector>
        <draw:connector draw:style-name="gr38" draw:text-style-name="P11" draw:layer="layout" draw:type="line" svg:x1="18.585cm" svg:y1="10.822cm" svg:x2="21.798cm" svg:y2="12.192cm" draw:end-shape="id19" svg:d="M18585 10822l3213 1370" svg:viewBox="0 0 3214 1371">
          <text:p/>
        </draw:connector>
        <draw:connector draw:style-name="gr38" draw:text-style-name="P11" draw:layer="layout" draw:type="line" svg:x1="13.551cm" svg:y1="13.91cm" svg:x2="20.574cm" svg:y2="13.491cm" draw:start-shape="id16" draw:end-shape="id19" draw:end-glue-point="3" svg:d="M13551 13910l7023-419" svg:viewBox="0 0 7024 420">
          <text:p/>
        </draw:connector>
        <draw:connector draw:style-name="gr38" draw:text-style-name="P11" draw:layer="layout" draw:type="line" svg:x1="16.256cm" svg:y1="13.327cm" svg:x2="20.574cm" svg:y2="13.491cm" draw:start-shape="id17" draw:end-shape="id19" draw:end-glue-point="3" svg:d="M16256 13327l4318 164" svg:viewBox="0 0 4319 165">
          <text:p/>
        </draw:connector>
        <draw:custom-shape draw:name="CustomShape 79" draw:style-name="gr34" draw:text-style-name="P9" xml:id="id18" draw:id="id18" draw:layer="layout" svg:width="2.293cm" svg:height="2.402cm" svg:x="17.526cm" svg:y="12.06cm">
          <text:p text:style-name="P2"><text:span text:style-name="T12">Su</text:span><text:span text:style-name="T13">spension/</text:span></text:p>
          <text:p text:style-name="P2"><text:span text:style-name="T13">f</text:span><text:span text:style-name="T12">i</text:span><text:span text:style-name="T13">lter</text:span></text:p>
          <text:p text:style-name="P2"><text:span text:style-name="T13"><text:s/></text:span><text:span text:style-name="T13">Feed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0" draw:style-name="gr34" draw:text-style-name="P9" xml:id="id17" draw:id="id17" draw:layer="layout" svg:width="1.833cm" svg:height="1.876cm" svg:x="14.423cm" svg:y="12.389cm">
          <text:p text:style-name="P2"><text:span text:style-name="T7">G</text:span><text:span text:style-name="T8">razer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44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1cm" draw:distance="0.175cm"/>
    <draw:stroke-dash draw:name="Dashed_20__28_var_29__20_5" draw:display-name="Dashed (var) 5" draw:style="round" draw:dots1="1" draw:dots1-length="79%" draw:distance="79%"/>
    <draw:stroke-dash draw:name="Dashed_20__28_var_29__20_6" draw:display-name="Dashed (var) 6" draw:style="rect" draw:dots2="1" draw:dots2-length="0.176cm" draw:distance="0.132cm"/>
    <draw:stroke-dash draw:name="Dashed_20__28_var_29__20_7" draw:display-name="Dashed (var) 7" draw:style="rect" draw:dots2="1" draw:dots2-length="0.284cm" draw:distance="0.213cm"/>
    <draw:stroke-dash draw:name="Dashed_20__28_var_29__20_8" draw:display-name="Dashed (var) 8" draw:style="rect" draw:dots1="2" draw:dots1-length="0.071cm" draw:dots2="1" draw:dots2-length="0.568cm" draw:distance="0.213cm"/>
    <draw:stroke-dash draw:name="Dashed_20__28_var_29_2" draw:display-name="Dashed (var)2" draw:style="rect" draw:dots1="1" draw:dots1-length="0.305cm" draw:distance="0.3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1.587cm" svg:height="4.08cm" svg:x="1.905cm" svg:y="5.918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09:55:42</meta:creation-date>
    <meta:initial-creator>Francesca Pasotti</meta:initial-creator>
    <dc:language>en-US</dc:language>
    <dc:date>2017-06-29T11:19:53.941422312</dc:date>
    <meta:editing-cycles>34</meta:editing-cycles>
    <dc:title>PowerPoint Presentation</dc:title>
    <meta:editing-duration>P1DT18H2M59S</meta:editing-duration>
    <meta:generator>LibreOffice/5.3.3.2$Linux_X86_64 LibreOffice_project/30m0$Build-2</meta:generator>
    <meta:document-statistic meta:object-count="99"/>
    <meta:user-defined meta:name="AppVersion">14.0000</meta:user-defined>
    <meta:user-defined meta:name="Company">UGen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